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f2d8" officeooo:paragraph-rsid="0010f2d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0f2d8" officeooo:paragraph-rsid="0010f2d8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0f2d8" officeooo:paragraph-rsid="001121e1" style:font-size-asian="15pt" style:font-weight-asian="normal" style:font-size-complex="15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0pt" fo:font-weight="normal" officeooo:rsid="0010f2d8" officeooo:paragraph-rsid="0010f2d8" style:font-size-asian="20pt" style:font-weight-asian="normal" style:font-size-complex="20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0pt" fo:font-weight="normal" officeooo:rsid="0010f2d8" officeooo:paragraph-rsid="001121e1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NA de Campeão<text:tab/><text:span text:style-name="T3">Shirley Carvalhaes</text:span><text:span text:style-name="T2"><text:tab/></text:span>[ 23 ]</text:p>
      <text:p text:style-name="P2">Eu creio na vitória, nas promessas que ouvi</text:p>
      <text:p text:style-name="P2">Da boca do profeta, creio que vai se cumprir</text:p>
      <text:p text:style-name="P2">Deus vai agir</text:p>
      <text:p text:style-name="P2">Estou certo que eu não mereço</text:p>
      <text:p text:style-name="P2">Mas por mim foi pago um alto preço</text:p>
      <text:p text:style-name="P2"/>
      <text:p text:style-name="P2">Em nome de Jesus</text:p>
      <text:p text:style-name="P2">Eu tomo posse desta bênção</text:p>
      <text:p text:style-name="P2">Em nome de Jesus, vejo esta guerra já vencida</text:p>
      <text:p text:style-name="P2">Pois tenho em mim a mesma força de Sansão</text:p>
      <text:p text:style-name="P2"/>
      <text:p text:style-name="P2">Contemple e veja agora</text:p>
      <text:p text:style-name="P2">O que já está por vir</text:p>
      <text:p text:style-name="P2">De Deus tenho a resposta que escrita diz assim:</text:p>
      <text:p text:style-name="P2">"- Eu vou agir</text:p>
      <text:p text:style-name="P2">Diga ao teu adversário que estou chegando</text:p>
      <text:p text:style-name="P2">Pra mostra quem é que manda"</text:p>
      <text:p text:style-name="P2"/>
      <text:p text:style-name="P2">Em nome de Jesus</text:p>
      <text:p text:style-name="P2">Eu tomo posse desta bênção</text:p>
      <text:p text:style-name="P2">Em nome de Jesus, vejo esta guerra já vencida</text:p>
      <text:p text:style-name="P2">Pois tenho em mim DNA de campeão</text:p>
      <text:p text:style-name="P2"/>
      <text:p text:style-name="P2">Coro:</text:p>
      <text:p text:style-name="P2"/>
      <text:p text:style-name="P2">El Shadday, o Todo-Poderoso é o Seu nome</text:p>
      <text:p text:style-name="P2">Eloym, Maravilhoso, Grande e Conselheiro</text:p>
      <text:p text:style-name="P2">Emanuel Deus Vivo e Verdadeiro</text:p>
      <text:p text:style-name="P2">Ele é quem vela por mim</text:p>
      <text:p text:style-name="P2"/>
      <text:p text:style-name="P5">DNA de Campeão<text:tab/><text:span text:style-name="T3">Shirley Carvalhaes</text:span><text:span text:style-name="T2"><text:tab/></text:span>[ 23 ]</text:p>
      <text:p text:style-name="P3">Eu creio na vitória, nas promessas que ouvi</text:p>
      <text:p text:style-name="P3">Da boca do profeta, creio que vai se cumprir</text:p>
      <text:p text:style-name="P3">Deus vai agir</text:p>
      <text:p text:style-name="P3">Estou certo que eu não mereço</text:p>
      <text:p text:style-name="P3">Mas por mim foi pago um alto preço</text:p>
      <text:p text:style-name="P3"/>
      <text:p text:style-name="P3">Em nome de Jesus</text:p>
      <text:p text:style-name="P3">Eu tomo posse desta bênção</text:p>
      <text:p text:style-name="P3">Em nome de Jesus, vejo esta guerra já vencida</text:p>
      <text:p text:style-name="P3">Pois tenho em mim a mesma força de Sansão</text:p>
      <text:p text:style-name="P3"/>
      <text:p text:style-name="P3">Contemple e veja agora</text:p>
      <text:p text:style-name="P3">O que já está por vir</text:p>
      <text:p text:style-name="P3">De Deus tenho a resposta que escrita diz assim:</text:p>
      <text:p text:style-name="P3">"- Eu vou agir</text:p>
      <text:p text:style-name="P3">Diga ao teu adversário que estou chegando</text:p>
      <text:p text:style-name="P3">Pra mostra quem é que manda"</text:p>
      <text:p text:style-name="P3"/>
      <text:p text:style-name="P3">Em nome de Jesus</text:p>
      <text:p text:style-name="P3">Eu tomo posse desta bênção</text:p>
      <text:p text:style-name="P3">Em nome de Jesus, vejo esta guerra já vencida</text:p>
      <text:p text:style-name="P3">Pois tenho em mim DNA de campeão</text:p>
      <text:p text:style-name="P3"/>
      <text:p text:style-name="P3">Coro:</text:p>
      <text:p text:style-name="P3"/>
      <text:p text:style-name="P3">El Shadday, o Todo-Poderoso é o Seu nome</text:p>
      <text:p text:style-name="P3">Eloym, Maravilhoso, Grande e Conselheiro</text:p>
      <text:p text:style-name="P3">Emanuel Deus Vivo e Verdadeiro</text:p>
      <text:p text:style-name="P3">Ele é quem vela por 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5T21:39:12.065065110</dc:date>
    <meta:editing-cycles>12</meta:editing-cycles>
    <meta:editing-duration>PT18M2S</meta:editing-duration>
    <meta:generator>LibreOffice/5.1.4.2$Linux_X86_64 LibreOffice_project/10m0$Build-2</meta:generator>
    <meta:document-statistic meta:table-count="0" meta:image-count="0" meta:object-count="0" meta:page-count="1" meta:paragraph-count="50" meta:word-count="310" meta:character-count="1522" meta:non-whitespace-character-count="1262"/>
  </office:meta>
</office:document-meta>
</file>